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8080" draw:textarea-horizontal-align="justify" draw:textarea-vertical-align="middle" draw:auto-grow-height="false" fo:min-height="0.55cm" fo:min-width="3.8cm"/>
    </style:style>
    <style:style style:name="gr2" style:family="graphic" style:parent-style-name="standard">
      <style:graphic-properties draw:textarea-horizontal-align="justify" draw:textarea-vertical-align="middle" draw:auto-grow-height="false" fo:min-height="0.882cm" fo:min-width="2.96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1.882cm"/>
    </style:style>
    <style:style style:name="gr6" style:family="graphic" style:parent-style-name="objectwithoutfill">
      <style:graphic-properties draw:stroke="dash" draw:stroke-dash="Line_20_with_20_Fine_20_Dots" draw:marker-end="" draw:marker-end-width="0.3cm" draw:fill="none" draw:textarea-vertical-align="middle"/>
    </style:style>
    <style:style style:name="gr7" style:family="graphic" style:parent-style-name="standard">
      <style:graphic-properties draw:fill-color="#99ff99" draw:textarea-horizontal-align="justify" draw:textarea-vertical-align="middle" draw:auto-grow-height="false" fo:min-height="0.807cm" fo:min-width="1.901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0" style:family="graphic" style:parent-style-name="standard">
      <style:graphic-properties svg:stroke-color="#ff0000" draw:fill-color="#ff8080" draw:textarea-horizontal-align="justify" draw:textarea-vertical-align="middle" draw:auto-grow-height="false" fo:min-height="0.55cm" fo:min-width="3.8cm"/>
    </style:style>
    <style:style style:name="gr11" style:family="graphic" style:parent-style-name="standard">
      <style:graphic-properties draw:textarea-horizontal-align="justify" draw:textarea-vertical-align="middle" draw:auto-grow-height="false" fo:min-height="0.518cm" fo:min-width="2.9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328cm"/>
    </style:style>
    <style:style style:name="P1" style:family="paragraph">
      <style:paragraph-properties fo:text-align="center"/>
    </style:style>
    <style:style style:name="P2" style:family="paragraph">
      <loext:graphic-properties draw:fill-color="#ff808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99ff99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3cm" svg:height="0.8cm" svg:x="12.2cm" svg:y="15.266cm">
          <text:p text:style-name="P1">scomerg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9cm" svg:height="1.6cm" svg:x="11.9cm" svg:y="11.566cm">
          <text:p text:style-name="P1">EVENT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.9cm" svg:height="1.6cm" svg:x="11.9cm" svg:y="5.466cm">
          <text:p text:style-name="P1">LOCATION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4.3cm" svg:height="0.8cm" svg:x="12.2cm" svg:y="8.866cm">
          <text:p text:style-name="P1">scevent2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4.35cm" svg:y1="9.666cm" svg:x2="14.35cm" svg:y2="11.566cm" draw:start-shape="id1" draw:start-glue-point="2" draw:end-shape="id2" draw:end-glue-point="4" svg:d="M14350 9666v1900" svg:viewBox="0 0 1 1901">
          <text:p/>
        </draw:connector>
        <draw:connector draw:style-name="gr3" draw:text-style-name="P3" draw:layer="layout" draw:type="curve" svg:x1="14.35cm" svg:y1="7.066cm" svg:x2="14.35cm" svg:y2="8.866cm" draw:start-shape="id3" draw:start-glue-point="8" draw:end-shape="id1" draw:end-glue-point="0" svg:d="M14350 7066v1800" svg:viewBox="0 0 1 1801">
          <text:p/>
        </draw:connector>
        <draw:connector draw:style-name="gr3" draw:text-style-name="P3" draw:layer="layout" draw:type="curve" svg:x1="14.35cm" svg:y1="13.166cm" svg:x2="14.35cm" svg:y2="15.266cm" draw:start-shape="id2" draw:start-glue-point="8" draw:end-shape="id4" draw:end-glue-point="0" svg:d="M14350 13166v2100" svg:viewBox="0 0 1 2101">
          <text:p/>
        </draw:connector>
        <draw:connector draw:style-name="gr3" draw:text-style-name="P3" draw:layer="layout" draw:type="curve" draw:line-skew="0.783cm" svg:x1="12.2cm" svg:y1="15.666cm" svg:x2="2.097cm" svg:y2="6.267cm" draw:start-shape="id4" draw:start-glue-point="3" draw:end-shape="id5" draw:end-glue-point="6" svg:d="M12200 15666c-14731 0-9680-9399-10103-9399" svg:viewBox="0 0 10609 9400">
          <text:p/>
        </draw:connector>
        <draw:connector draw:style-name="gr3" draw:text-style-name="P3" draw:layer="layout" draw:type="curve" draw:line-skew="0.236cm" svg:x1="16.5cm" svg:y1="15.666cm" svg:x2="16.8cm" svg:y2="6.266cm" draw:start-shape="id4" draw:start-glue-point="1" draw:end-shape="id3" draw:end-glue-point="10" svg:d="M16500 15666c1557 0 1407-9400 300-9400" svg:viewBox="0 0 1151 9401">
          <text:p/>
        </draw:connector>
        <draw:frame draw:style-name="gr4" draw:text-style-name="P4" draw:layer="layout" svg:width="2.6cm" svg:height="0.962cm" svg:x="8.4cm" svg:y="15.566cm">
          <draw:text-box>
            <text:p><text:span text:style-name="T1">merge</text:span></text:p>
          </draw:text-box>
        </draw:frame>
        <draw:frame draw:style-name="gr5" draw:text-style-name="P4" draw:layer="layout" svg:width="3.2cm" svg:height="2.132cm" svg:x="17.8cm" svg:y="10.166cm">
          <draw:text-box>
            <text:p><text:span text:style-name="T1">remove merged origins</text:span></text:p>
          </draw:text-box>
        </draw:frame>
        <draw:connector draw:style-name="gr6" draw:text-style-name="P3" draw:layer="layout" draw:type="line" svg:x1="4.551cm" svg:y1="13.16cm" svg:x2="4.535cm" svg:y2="16.9cm" draw:start-shape="id6" draw:start-glue-point="8" svg:d="M4551 13160l-16 3740" svg:viewBox="0 0 17 3741">
          <text:p/>
        </draw:connector>
        <draw:frame draw:style-name="gr4" draw:text-style-name="P6" xml:id="id7" draw:id="id7" draw:layer="layout" svg:width="6.2cm" svg:height="0.962cm" svg:x="1.455cm" svg:y="2.87cm">
          <draw:text-box>
            <text:p text:style-name="P5">Primary pipeline</text:p>
          </draw:text-box>
        </draw:frame>
        <draw:connector draw:style-name="gr3" draw:text-style-name="P3" draw:layer="layout" draw:type="line" svg:x1="4.555cm" svg:y1="3.832cm" svg:x2="4.547cm" svg:y2="5.467cm" draw:start-shape="id7" draw:start-glue-point="2" draw:end-shape="id5" draw:end-glue-point="4" svg:d="M4555 3832l-8 1635" svg:viewBox="0 0 9 1636">
          <text:p/>
        </draw:connector>
        <draw:connector draw:style-name="gr3" draw:text-style-name="P3" draw:layer="layout" draw:type="line" svg:x1="14.35cm" svg:y1="3.728cm" svg:x2="14.35cm" svg:y2="5.466cm" draw:start-shape="id8" draw:start-glue-point="2" draw:end-shape="id3" draw:end-glue-point="4" svg:d="M14350 3728v1738" svg:viewBox="0 0 1 1739">
          <text:p/>
        </draw:connector>
        <draw:custom-shape draw:style-name="gr1" draw:text-style-name="P2" xml:id="id9" draw:id="id9" draw:layer="layout" svg:width="4.3cm" svg:height="0.8cm" svg:x="2.4cm" svg:y="8.866cm">
          <text:p text:style-name="P1">scevent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.55cm" svg:y1="9.666cm" svg:x2="4.551cm" svg:y2="11.56cm" draw:start-shape="id9" draw:start-glue-point="2" draw:end-shape="id6" draw:end-glue-point="4" svg:d="M4550 9666l1 1894" svg:viewBox="0 0 2 1895">
          <text:p/>
        </draw:connector>
        <draw:frame draw:style-name="gr4" draw:text-style-name="P6" xml:id="id8" draw:id="id8" draw:layer="layout" svg:width="8.1cm" svg:height="0.962cm" svg:x="10.3cm" svg:y="2.766cm">
          <draw:text-box>
            <text:p text:style-name="P1">Secondary pipeline</text:p>
          </draw:text-box>
        </draw:frame>
        <draw:custom-shape draw:style-name="gr7" draw:text-style-name="P7" xml:id="id10" draw:id="id10" draw:layer="layout" svg:width="2.4cm" svg:height="2cm" svg:x="8.2cm" svg:y="8.266cm">
          <text:p text:style-name="P1"><text:span text:style-name="T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" draw:text-style-name="P3" draw:layer="layout" draw:type="curve" svg:x1="6.7cm" svg:y1="9.266cm" svg:x2="8.2cm" svg:y2="9.266cm" draw:start-shape="id9" draw:start-glue-point="1" draw:end-shape="id10" draw:end-glue-point="6" svg:d="M6700 9266h1500" svg:viewBox="0 0 1501 1">
          <text:p/>
        </draw:connector>
        <draw:connector draw:style-name="gr8" draw:text-style-name="P3" draw:layer="layout" draw:type="curve" svg:x1="10.6cm" svg:y1="9.266cm" svg:x2="12.2cm" svg:y2="9.266cm" draw:start-shape="id10" draw:start-glue-point="8" draw:end-shape="id1" draw:end-glue-point="3" svg:d="M10600 9266h1600" svg:viewBox="0 0 1601 1">
          <text:p/>
        </draw:connector>
        <draw:frame draw:style-name="gr9" draw:text-style-name="P4" draw:layer="layout" svg:width="1.692cm" svg:height="0.878cm" svg:x="6.6cm" svg:y="8.288cm">
          <draw:text-box>
            <text:p><text:span text:style-name="T1">write</text:span></text:p>
          </draw:text-box>
        </draw:frame>
        <draw:frame draw:style-name="gr9" draw:text-style-name="P4" draw:layer="layout" svg:width="1.692cm" svg:height="0.878cm" svg:x="10.6cm" svg:y="8.288cm">
          <draw:text-box>
            <text:p><text:span text:style-name="T1">write</text:span></text:p>
          </draw:text-box>
        </draw:frame>
        <draw:frame draw:style-name="gr9" draw:text-style-name="P4" draw:layer="layout" svg:width="1.692cm" svg:height="0.878cm" svg:x="6.6cm" svg:y="9.288cm">
          <draw:text-box>
            <text:p><text:span text:style-name="T1">read</text:span></text:p>
          </draw:text-box>
        </draw:frame>
        <draw:frame draw:style-name="gr9" draw:text-style-name="P4" draw:layer="layout" svg:width="1.692cm" svg:height="0.878cm" svg:x="10.6cm" svg:y="9.288cm">
          <draw:text-box>
            <text:p><text:span text:style-name="T1">read</text:span></text:p>
          </draw:text-box>
        </draw:frame>
        <draw:custom-shape draw:style-name="gr10" draw:text-style-name="P2" draw:layer="layout" svg:width="4.3cm" svg:height="0.8cm" svg:x="2.4cm" svg:y="18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4.9cm" svg:height="1.086cm" svg:x="2.101cm" svg:y="19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5.303cm" svg:height="0.878cm" svg:x="7.115cm" svg:y="18.479cm">
          <draw:text-box>
            <text:p><text:span text:style-name="T1">Seiscomp3 module</text:span></text:p>
          </draw:text-box>
        </draw:frame>
        <draw:custom-shape draw:style-name="gr2" draw:text-style-name="P1" xml:id="id6" draw:id="id6" draw:layer="layout" svg:width="4.9cm" svg:height="1.6cm" svg:x="2.101cm" svg:y="11.56cm">
          <text:p text:style-name="P1">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4.828cm" svg:height="0.878cm" svg:x="7.092cm" svg:y="19.797cm">
          <draw:text-box>
            <text:p><text:span text:style-name="T1">Messaging group</text:span></text:p>
          </draw:text-box>
        </draw:frame>
        <draw:custom-shape draw:style-name="gr2" draw:text-style-name="P1" xml:id="id5" draw:id="id5" draw:layer="layout" svg:width="4.9cm" svg:height="1.6cm" svg:x="2.097cm" svg:y="5.467cm">
          <text:p text:style-name="P1">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4.547cm" svg:y1="7.067cm" svg:x2="4.55cm" svg:y2="8.866cm" draw:start-shape="id5" draw:start-glue-point="8" draw:end-shape="id9" draw:end-glue-point="0" svg:d="M4547 7067c0 1350 3 451 3 1799" svg:viewBox="0 0 4 1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09:42:36.530069510</meta:creation-date>
    <dc:date>2016-12-08T16:06:00.604128691</dc:date>
    <meta:editing-duration>PT39M27S</meta:editing-duration>
    <meta:editing-cycles>8</meta:editing-cycles>
    <meta:generator>LibreOffice/5.1.4.2$Linux_X86_64 LibreOffice_project/10m0$Build-2</meta:generator>
    <meta:document-statistic meta:object-count="32"/>
  </office:meta>
</office:document-meta>
</file>